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0CCEEDFF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733cm, 0.942cm, 8.534cm, 4.666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45cm" svg:height="21.6cm" svg:x="0.991cm" svg:y="2.291cm">
          <draw:image xlink:href="Pictures/10000000000005E8000007E00CCEEDF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2T11:48:28.712888470</dc:date>
    <meta:editing-duration>PT3M49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